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36pt" fo:language="ru" fo:country="RU" fo:font-weight="bold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20pt" fo:language="ru" fo:country="RU" fo:font-weight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cbff2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e9c67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0faf0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06dc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1c1fb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3591c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5c63c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763d6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abe82" officeooo:paragraph-rsid="003abe82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abe82" officeooo:paragraph-rsid="003ee0ca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3c7aa4" officeooo:paragraph-rsid="003c7aa4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408764" officeooo:paragraph-rsid="00408764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43381e" officeooo:paragraph-rsid="0043381e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 officeooo:rsid="0043381e" officeooo:paragraph-rsid="0043381e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cbff2" style:font-weight-asian="bold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e9c67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0faf0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06dc" style:font-weight-asian="bold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1c1fb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3591c" style:font-weight-asian="bold" style:font-weight-complex="bold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5c63c" style:font-weight-asian="bold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763d6" style:font-weight-asian="bold" style:font-weight-complex="bold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abe82" style:font-weight-asian="bold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c7aa4" style:font-weight-asian="bold" style:font-weight-complex="bold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ee0ca" style:font-weight-asian="bold" style:font-weight-complex="bold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408764" style:font-weight-asian="bold" style:font-weight-complex="bold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Liberation Serif" fo:font-size="14pt" fo:language="ru" fo:country="RU" fo:font-weight="normal" officeooo:rsid="002acb03" officeooo:paragraph-rsid="002cbff2" style:font-weight-asian="bold" style:font-weight-complex="bold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language="ru" fo:country="RU" officeooo:paragraph-rsid="00383798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language="ru" fo:country="RU" officeooo:rsid="00383798" officeooo:paragraph-rsid="00383798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language="en" fo:country="US" officeooo:rsid="00383798" officeooo:paragraph-rsid="00383798"/>
    </style:style>
    <style:style style:name="P46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7" style:family="paragraph" style:parent-style-name="Heading_20_2">
      <style:paragraph-properties fo:break-before="page"/>
      <style:text-properties fo:language="ru" fo:country="RU"/>
    </style:style>
    <style:style style:name="P48" style:family="paragraph" style:parent-style-name="Text_20_body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469b86" officeooo:paragraph-rsid="00469b86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469b86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officeooo:rsid="002cbff2"/>
    </style:style>
    <style:style style:name="T4" style:family="text">
      <style:text-properties fo:language="en" fo:country="US" officeooo:rsid="003aee95"/>
    </style:style>
    <style:style style:name="T5" style:family="text">
      <style:text-properties fo:font-weight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cbff2"/>
    </style:style>
    <style:style style:name="T8" style:family="text">
      <style:text-properties fo:language="ru" fo:country="RU" officeooo:rsid="002e9c67"/>
    </style:style>
    <style:style style:name="T9" style:family="text">
      <style:text-properties fo:language="ru" fo:country="RU" officeooo:rsid="0030faf0"/>
    </style:style>
    <style:style style:name="T10" style:family="text">
      <style:text-properties fo:language="ru" fo:country="RU" officeooo:rsid="003106dc"/>
    </style:style>
    <style:style style:name="T11" style:family="text">
      <style:text-properties fo:language="ru" fo:country="RU" officeooo:rsid="0031c1fb"/>
    </style:style>
    <style:style style:name="T12" style:family="text">
      <style:text-properties fo:language="ru" fo:country="RU" officeooo:rsid="0035c63c"/>
    </style:style>
    <style:style style:name="T13" style:family="text">
      <style:text-properties fo:language="ru" fo:country="RU" officeooo:rsid="003763d6"/>
    </style:style>
    <style:style style:name="T14" style:family="text">
      <style:text-properties fo:language="ru" fo:country="RU" officeooo:rsid="0041708e"/>
    </style:style>
    <style:style style:name="T15" style:family="text">
      <style:text-properties fo:language="ru" fo:country="RU" officeooo:rsid="00435102"/>
    </style:style>
    <style:style style:name="T16" style:family="text">
      <style:text-properties fo:language="ru" fo:country="RU" officeooo:rsid="00469b86"/>
    </style:style>
    <style:style style:name="T17" style:family="text">
      <style:text-properties officeooo:rsid="0019a6ab"/>
    </style:style>
    <style:style style:name="T18" style:family="text">
      <style:text-properties style:text-line-through-style="solid" style:text-line-through-type="single" officeooo:rsid="0019a6ab"/>
    </style:style>
    <style:style style:name="T19" style:family="text">
      <style:text-properties style:text-line-through-style="none" style:text-line-through-type="none" officeooo:rsid="0019a6ab"/>
    </style:style>
    <style:style style:name="T20" style:family="text">
      <style:text-properties officeooo:rsid="001d090e"/>
    </style:style>
    <style:style style:name="T21" style:family="text">
      <style:text-properties officeooo:rsid="0024f85f"/>
    </style:style>
    <style:style style:name="T22" style:family="text">
      <style:text-properties style:font-name="Consolas" fo:font-weight="bold" style:font-weight-asian="bold" style:font-weight-complex="bold"/>
    </style:style>
    <style:style style:name="T23" style:family="text">
      <style:text-properties style:font-name="Consolas" fo:font-weight="bold" officeooo:rsid="0041708e" style:font-weight-asian="bold" style:font-weight-complex="bold"/>
    </style:style>
    <style:style style:name="T24" style:family="text">
      <style:text-properties officeooo:rsid="002cbff2"/>
    </style:style>
    <style:style style:name="T25" style:family="text">
      <style:text-properties officeooo:rsid="002e9c67"/>
    </style:style>
    <style:style style:name="T26" style:family="text">
      <style:text-properties officeooo:rsid="0030faf0"/>
    </style:style>
    <style:style style:name="T27" style:family="text">
      <style:text-properties officeooo:rsid="003106dc"/>
    </style:style>
    <style:style style:name="T28" style:family="text">
      <style:text-properties officeooo:rsid="0031c1fb"/>
    </style:style>
    <style:style style:name="T29" style:family="text">
      <style:text-properties officeooo:rsid="0035c63c"/>
    </style:style>
    <style:style style:name="T30" style:family="text">
      <style:text-properties officeooo:rsid="003763d6"/>
    </style:style>
    <style:style style:name="T31" style:family="text">
      <style:text-properties officeooo:rsid="003abe82"/>
    </style:style>
    <style:style style:name="T32" style:family="text">
      <style:text-properties officeooo:rsid="003c7aa4"/>
    </style:style>
    <style:style style:name="T33" style:family="text">
      <style:text-properties officeooo:rsid="003ee0ca"/>
    </style:style>
    <style:style style:name="T34" style:family="text">
      <style:text-properties officeooo:rsid="0041708e"/>
    </style:style>
    <style:style style:name="T35" style:family="text">
      <style:text-properties officeooo:rsid="00435102"/>
    </style:style>
    <style:style style:name="T36" style:family="text">
      <style:text-properties officeooo:rsid="00469b86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УКОВОДСТВО</text:p>
      <text:p text:style-name="P3">по программному комплексу «<text:span text:style-name="T1">pyPC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Калининград-2014</text:p>
      <text:section text:style-name="Sect1" text:name="Оглавление1">
        <text:p text:style-name="Text_20_body"/>
      </text:section>
      <text:p text:style-name="Heading_20_1"><text:soft-page-break/></text:p>
      <text:table-of-content text:style-name="Sect2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46"><text:a xlink:type="simple" xlink:href="#__RefHeading__113_806256751" text:style-name="Index_20_Link" text:visited-style-name="Index_20_Link">Благодарности<text:tab/>3</text:a></text:p>
          <text:p text:style-name="P46"><text:a xlink:type="simple" xlink:href="#__RefHeading__107_806256751" text:style-name="Index_20_Link" text:visited-style-name="Index_20_Link">Для кого это чудо<text:tab/>3</text:a></text:p>
          <text:p text:style-name="P46"><text:a xlink:type="simple" xlink:href="#__RefHeading__109_806256751" text:style-name="Index_20_Link" text:visited-style-name="Index_20_Link">История создания<text:tab/>3</text:a></text:p>
          <text:p text:style-name="P46"><text:a xlink:type="simple" xlink:href="#__RefHeading__687_211849794" text:style-name="Index_20_Link" text:visited-style-name="Index_20_Link">Как это всё устроено?<text:tab/>4</text:a></text:p>
          <text:p text:style-name="P46"><text:a xlink:type="simple" xlink:href="#__RefHeading__689_211849794" text:style-name="Index_20_Link" text:visited-style-name="Index_20_Link">Система команд ЦП<text:tab/>4</text:a></text:p>
          <text:p text:style-name="P46"><text:a xlink:type="simple" xlink:href="#__RefHeading__691_211849794" text:style-name="Index_20_Link" text:visited-style-name="Index_20_Link">Представление флагов через регистр<text:tab/>6</text:a></text:p>
        </text:index-body>
      </text:table-of-content>
      <text:p text:style-name="Heading_20_1"/>
      <text:h text:style-name="P47" text:outline-level="2"><text:bookmark-start text:name="__RefHeading__113_806256751"/>Благодарности<text:bookmark-end text:name="__RefHeading__113_806256751"/></text:h>
      <text:p text:style-name="P4">Традиционно автор желает выразить благодарности.</text:p>
      <text:p text:style-name="P4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4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4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4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4">Без <text:span text:style-name="T5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4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4">Огромная благодарность для <text:span text:style-name="T5">Гвидо Ван Россум</text:span>. Это лучший диктатор в мире? <text:span text:style-name="T17">И лучший специалист по рептилиям и сериалам про цирк</text:span>!</text:p>
      <text:p text:style-name="P4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4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17">(да, этим ребятам тоже отдельное спасибо)</text:span>.</text:p>
      <text:p text:style-name="P28"/>
      <text:h text:style-name="Heading_20_2" text:outline-level="2"><text:bookmark-start text:name="__RefHeading__107_806256751"/>Для кого это чудо<text:bookmark-end text:name="__RefHeading__107_806256751"/></text:h>
      <text:p text:style-name="P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4">Просьба не кидаться какашками, программу автор пилит не за деньги, вознаграждения не просит, на медаль не надеется. <text:span text:style-name="T17">Если чего-то не хватает – допилите! (или </text:span><text:span text:style-name="T18">проспонсируйте </text:span><text:span text:style-name="T19">мотивируйте</text:span><text:span text:style-name="T17"> автора).</text:span></text:p>
      <text:p text:style-name="P28"/>
      <text:h text:style-name="Heading_20_2" text:outline-level="2"><text:bookmark-start text:name="__RefHeading__109_806256751"/>История создания<text:bookmark-end text:name="__RefHeading__109_806256751"/></text:h>
      <text:p text:style-name="P4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<text:soft-page-break/>уже многократно зафиксированный факт.</text:p>
      <text:p text:style-name="P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20">у</text:span> – с вероятностью близкой к 100% можно заяв<text:span text:style-name="T20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20">не </text:span>сможет даже далеко не самый глупый программист.</text:p>
      <text:p text:style-name="P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28"/>
      <text:p text:style-name="P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20">)</text:span> добавить какую-либо железяку – у него должна быть такая возможность.</text:p>
      <text:p text:style-name="P28"/>
      <text:h text:style-name="Heading_20_2" text:outline-level="2"><text:bookmark-start text:name="__RefHeading__687_211849794"/>Как это всё устроено?<text:bookmark-end text:name="__RefHeading__687_211849794"/></text:h>
      <text:p text:style-name="P26">pyPC <text:span text:style-name="T6">представляет из себя виртуальный компьютер. Это означает, что внутри реального компьютера </text:span>pyPC <text:span text:style-name="T6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2" text:outline-level="2"><text:bookmark-start text:name="__RefHeading__689_211849794"/>Система команд ЦП<text:bookmark-end text:name="__RefHeading__689_211849794"/></text:h>
      <text:p text:style-name="P4">Ниже приводятся доступные команды ЦП</text:p>
      <text:p text:style-name="P25">В каждой команде есть префикс:</text:p>
      <text:p text:style-name="P27">r – <text:span text:style-name="T6">регистровая команда</text:span></text:p>
      <text:p text:style-name="P27">n – <text:span text:style-name="T6">команда с фиксированным числом</text:span></text:p>
      <text:p text:style-name="P27">m – <text:span text:style-name="T6">команда с ячейкой памяти</text:span></text:p>
      <text:p text:style-name="P29"><text:soft-page-break/><text:span text:style-name="T6">0. </text:span>A.<text:span text:style-name="T34">r</text:span>set(A)</text:p>
      <text:p text:style-name="P5">Команда устанавливает регистр А значением содержащимся в самом регистре А <text:span text:style-name="T21">(фактически не меняет содержимое).</text:span></text:p>
      <text:p text:style-name="P29">1. A.<text:span text:style-name="T34">r</text:span>add(A)</text:p>
      <text:p text:style-name="P6">Добавляет в регистр А содержимое регистра А (фактически удвоение содержимого).</text:p>
      <text:p text:style-name="P29">2. A.<text:span text:style-name="T34">r</text:span>sub(A)</text:p>
      <text:p text:style-name="P6">Вычитает содержимое регистра А содержимым регистра А (фактически обнуление).</text:p>
      <text:p text:style-name="P29">3. A.<text:span text:style-name="T34">r</text:span>inc(A)</text:p>
      <text:p text:style-name="P7">Складывает содержимое регистра А с содержимым самого регистра (фактически возведение в квадрат).</text:p>
      <text:p text:style-name="P29">4. A.<text:span text:style-name="T34">r</text:span>dec(A)</text:p>
      <text:p text:style-name="P8">Вычитает из содержимого регистра А его содержимое (фактически обнуление).</text:p>
      <text:p text:style-name="P29">5. A.<text:span text:style-name="T34">r</text:span>not(A)</text:p>
      <text:p text:style-name="P8">Инверсия содержимого регистра А его содержимым.</text:p>
      <text:p text:style-name="P26">6. <text:span text:style-name="T22">A.</text:span><text:span text:style-name="T23">r</text:span><text:span text:style-name="T22">xor(A)</text:span></text:p>
      <text:p text:style-name="P9">Исключающее ИЛИ регистра А его содержимым (фактически обнуление).</text:p>
      <text:p text:style-name="P26">7. <text:span text:style-name="T22">A.</text:span><text:span text:style-name="T23">r</text:span><text:span text:style-name="T22">or(A)</text:span></text:p>
      <text:p text:style-name="P9">Логическое ИЛИ регистра А с его содержимым (не влияет на содержание).</text:p>
      <text:p text:style-name="P29">8. A.<text:span text:style-name="T34">r</text:span>and(A)</text:p>
      <text:p text:style-name="P9">Логическое И регистра А с его содержимым (не влияет на содержание).</text:p>
      <text:p text:style-name="P29">9. A.<text:span text:style-name="T34">r</text:span>shr(A)</text:p>
      <text:p text:style-name="P10">Правый сдвиг содержимого регистра А в регистре А.</text:p>
      <text:p text:style-name="P29">10. A.<text:span text:style-name="T34">r</text:span>shl(A)</text:p>
      <text:p text:style-name="P10">Левый сдвиг содержимого регистра А в регистре А.</text:p>
      <text:p text:style-name="P29">11. A.<text:span text:style-name="T34">n</text:span>set(n)</text:p>
      <text:p text:style-name="P10">Установка регистра А числом <text:span text:style-name="T1">n.</text:span></text:p>
      <text:p text:style-name="P29">12. A.<text:span text:style-name="T34">n</text:span>add(n)</text:p>
      <text:p text:style-name="P11">Сложить регистр А с числом <text:span text:style-name="T1">n.</text:span></text:p>
      <text:p text:style-name="P29">13. A.<text:span text:style-name="T34">n</text:span>sub(n)</text:p>
      <text:p text:style-name="P11">Вычесть из регистра А число <text:span text:style-name="T1">n</text:span></text:p>
      <text:p text:style-name="P29">14. A.<text:span text:style-name="T34">n</text:span>not(n)</text:p>
      <text:p text:style-name="P11">Занести в регистр А инверсию числа <text:span text:style-name="T1">n.</text:span></text:p>
      <text:p text:style-name="P29">15. A.<text:span text:style-name="T34">n</text:span>xor(n)</text:p>
      <text:p text:style-name="P12">Исключающее ИЛИ регистра А с числом <text:span text:style-name="T1">n.</text:span></text:p>
      <text:p text:style-name="P30">16. <text:span text:style-name="T24">A.nor(n)</text:span></text:p>
      <text:p text:style-name="P42"><text:span text:style-name="T1">Логическое </text:span><text:span text:style-name="T24">ИЛИ</text:span><text:span text:style-name="T1"> регистра А с числом n.</text:span></text:p>
      <text:p text:style-name="P30"><text:span text:style-name="T24">17. </text:span>A.<text:span text:style-name="T34">n</text:span>and(n)</text:p>
      <text:p text:style-name="P12">Логическое сложение регистра А с числом <text:span text:style-name="T1">n.</text:span></text:p>
      <text:p text:style-name="P30"><text:span text:style-name="T24">1</text:span><text:span text:style-name="T7">8</text:span><text:span text:style-name="T24">. </text:span>A.<text:span text:style-name="T34">mget</text:span>(n<text:span text:style-name="T24">n</text:span>)</text:p>
      <text:p text:style-name="P13"><text:span text:style-name="T24">Установка </text:span>регистра А <text:span text:style-name="T24">значением, хранящимся по адресу </text:span><text:span text:style-name="T3">[n</text:span><text:span text:style-name="T1">n</text:span><text:span text:style-name="T3">]</text:span><text:span text:style-name="T1">.</text:span></text:p>
      <text:p text:style-name="P30"><text:span text:style-name="T24">19. </text:span>A.<text:span text:style-name="T34">madd</text:span>(n<text:span text:style-name="T24">n</text:span>)</text:p>
      <text:p text:style-name="P13"><text:span text:style-name="T24">Сложение</text:span><text:span text:style-name="T1"> регистра А 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0"><text:span text:style-name="T7">20</text:span><text:span text:style-name="T24">. </text:span>A.<text:span text:style-name="T34">msub</text:span>(n<text:span text:style-name="T24">n</text:span>)</text:p>
      <text:p text:style-name="P13"><text:span text:style-name="T24">Вычитание</text:span><text:span text:style-name="T3"> регистра А значением, хранящимся по адресу [nn].</text:span></text:p>
      <text:p text:style-name="P31"><text:span text:style-name="T8">2</text:span><text:span text:style-name="T24">1. </text:span>A.<text:span text:style-name="T34">minc</text:span>(n<text:span text:style-name="T24">n</text:span>)</text:p>
      <text:p text:style-name="P14"><text:soft-page-break/><text:span text:style-name="T25">Ин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2"><text:span text:style-name="T8">2</text:span><text:span text:style-name="T9">2</text:span><text:span text:style-name="T24">. </text:span>A.<text:span text:style-name="T34">mdec</text:span>(n<text:span text:style-name="T24">n</text:span>)</text:p>
      <text:p text:style-name="P15"><text:span text:style-name="T26">Де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3"><text:span text:style-name="T8">2</text:span><text:span text:style-name="T10">3</text:span><text:span text:style-name="T24">. </text:span>A.<text:span text:style-name="T34">mnot</text:span>(n<text:span text:style-name="T24">n</text:span>)</text:p>
      <text:p text:style-name="P16"><text:span text:style-name="T27">Инверсия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3"><text:span text:style-name="T8">2</text:span><text:span text:style-name="T10">4</text:span><text:span text:style-name="T24">. </text:span>A.<text:span text:style-name="T34">mxor</text:span>(n<text:span text:style-name="T24">n</text:span>)</text:p>
      <text:p text:style-name="P16"><text:span text:style-name="T28">Исключающее ИЛИ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34"><text:span text:style-name="T8">2</text:span><text:span text:style-name="T11">5</text:span><text:span text:style-name="T24">. </text:span>A.<text:span text:style-name="T34">mor</text:span>(n<text:span text:style-name="T24">n</text:span>)</text:p>
      <text:p text:style-name="P17"><text:span text:style-name="T28">Логическое сложение</text:span> регистра А <text:s/><text:span text:style-name="T24">значением, хранящимся по адресу [n</text:span>n<text:span text:style-name="T24">]</text:span>.</text:p>
      <text:p text:style-name="P35"><text:span text:style-name="T8">2</text:span><text:span text:style-name="T12">7</text:span><text:span text:style-name="T24">. </text:span>A.<text:span text:style-name="T34">mshr</text:span>(n<text:span text:style-name="T24">n</text:span>)</text:p>
      <text:p text:style-name="P18"><text:span text:style-name="T29">Сдвиг вправо</text:span> регистра А <text:span text:style-name="T29">на 1 бит</text:span> <text:span text:style-name="T24">значением, хранящимся по адресу [n</text:span>n<text:span text:style-name="T24">]</text:span>.</text:p>
      <text:p text:style-name="P36"><text:span text:style-name="T8">2</text:span><text:span text:style-name="T12">8</text:span><text:span text:style-name="T24">. </text:span>A.<text:span text:style-name="T34">mshl</text:span>(n<text:span text:style-name="T24">n</text:span>)</text:p>
      <text:p text:style-name="P19"><text:span text:style-name="T29">Сдвиг влево</text:span> регистра А <text:span text:style-name="T29">на 1 бит</text:span> <text:span text:style-name="T24">значением, хранящимся по адресу [n</text:span>n<text:span text:style-name="T24">]</text:span>.</text:p>
      <text:p text:style-name="P37"><text:span text:style-name="T8">2</text:span><text:span text:style-name="T13">9</text:span><text:span text:style-name="T24">. </text:span>A.<text:span text:style-name="T34">mgetf</text:span>()</text:p>
      <text:p text:style-name="P20"><text:span text:style-name="T30">Получить флаги регистра А в значение регистра А</text:span>.</text:p>
      <text:p text:style-name="P37"><text:span text:style-name="T13">30</text:span><text:span text:style-name="T24">. </text:span>A.<text:span text:style-name="T34">msetf</text:span>()</text:p>
      <text:p text:style-name="P20"><text:span text:style-name="T30">Установить флаги регистра А значением регистра А</text:span>.</text:p>
      <text:p text:style-name="P38"><text:span text:style-name="T13">3</text:span><text:span text:style-name="T31">1. </text:span>A.<text:span text:style-name="T35">ifz</text:span>(<text:span text:style-name="T31">nn</text:span>)</text:p>
      <text:p text:style-name="P21">Если регистр А равен 0, переход по адресу <text:span text:style-name="T4">[</text:span><text:span text:style-name="T1">nn</text:span><text:span text:style-name="T4">]</text:span><text:span text:style-name="T1">.</text:span></text:p>
      <text:p text:style-name="P39"><text:span text:style-name="T13">3</text:span><text:span text:style-name="T32">2. </text:span>A.<text:span text:style-name="T15">n</text:span><text:span text:style-name="T34">cmp</text:span>(<text:span text:style-name="T31">n</text:span>)</text:p>
      <text:p text:style-name="P23">Сравнение регистра А с числом <text:span text:style-name="T1">n.</text:span></text:p>
      <text:p text:style-name="P40"><text:span text:style-name="T13">3</text:span><text:span text:style-name="T33">3. </text:span>A.<text:span text:style-name="T34">ifnz</text:span>(<text:span text:style-name="T31">nn</text:span>)</text:p>
      <text:p text:style-name="P22"><text:span text:style-name="T1">Если регистр А </text:span><text:span text:style-name="T33">не </text:span><text:span text:style-name="T1">равен 0, переход по адресу </text:span><text:span text:style-name="T4">[</text:span><text:span text:style-name="T1">nn</text:span><text:span text:style-name="T4">]</text:span><text:span text:style-name="T1">.</text:span></text:p>
      <text:p text:style-name="P41"><text:span text:style-name="T13">3</text:span><text:span text:style-name="T33">3. </text:span>A.<text:span text:style-name="T34">mset</text:span>(<text:span text:style-name="T31">nn</text:span>)</text:p>
      <text:p text:style-name="P24">Сохранить регистр А, по адресу <text:span text:style-name="T1">[nn]</text:span></text:p>
      <text:p text:style-name="P50"><text:span text:style-name="T13">3</text:span><text:span text:style-name="T16">4</text:span><text:span text:style-name="T33">. </text:span>A.<text:span text:style-name="T36">call</text:span>()</text:p>
      <text:p text:style-name="P49">Вызов процедуры по адресу, хранимому в регистре А</text:p>
      <text:p text:style-name="P28"/>
      <text:p text:style-name="P28"/>
      <text:p text:style-name="P28"/>
      <text:p text:style-name="P28"/>
      <text:p text:style-name="P28"/>
      <text:h text:style-name="Heading_20_2" text:outline-level="2"><text:bookmark-start text:name="__RefHeading__691_211849794"/>Представление флагов через регистр<text:bookmark-end text:name="__RefHeading__691_211849794"/></text:h>
      <text:p text:style-name="P44">Флаги в регистре располагаются в следующем порядке:</text:p>
      <text:p text:style-name="P44">0 – <text:span text:style-name="T1">FlagZ</text:span></text:p>
      <text:p text:style-name="P45">1 – FlagC</text:p>
      <text:p text:style-name="P45">2 – FlagO</text:p>
      <text:p text:style-name="P45">3 – FlagS</text:p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style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9T16:02:58.189000000</dc:date>
    <meta:editing-duration>PT19H1M45S</meta:editing-duration>
    <meta:editing-cycles>32</meta:editing-cycles>
    <meta:generator>LibreOffice/4.2.5.2$Windows_x86 LibreOffice_project/61cb170a04bb1f12e77c884eab9192be736ec5f5</meta:generator>
    <meta:document-statistic meta:table-count="0" meta:image-count="0" meta:object-count="0" meta:page-count="6" meta:paragraph-count="114" meta:word-count="1066" meta:character-count="7418" meta:non-whitespace-character-count="6446"/>
    <meta:user-defined meta:name="Язык">russian</meta:user-defined>
  </office:meta>
</office:document-meta>
</file>